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Синие_20_блоки">
      <style:graphic-properties draw:marker-start="" draw:marker-end="" draw:textarea-vertical-align="top" fo:min-height="2.5cm" fo:min-width="2.5cm"/>
      <style:paragraph-properties style:writing-mode="lr-tb"/>
    </style:style>
    <style:style style:name="gr2" style:family="graphic" style:parent-style-name="Бесцветные">
      <style:graphic-properties fo:min-height="1cm" fo:min-width="2.5cm"/>
      <style:paragraph-properties style:writing-mode="lr-tb"/>
    </style:style>
    <style:style style:name="gr3" style:family="graphic" style:parent-style-name="Heading_20_A4">
      <style:graphic-properties fo:min-height="0.767cm"/>
      <style:paragraph-properties style:writing-mode="lr-tb"/>
    </style:style>
    <style:style style:name="gr4" style:family="graphic" style:parent-style-name="Бесцветные_20_выноски">
      <style:graphic-properties draw:marker-start="" draw:marker-end="" draw:auto-grow-height="false" fo:min-height="0.751cm"/>
      <style:paragraph-properties style:writing-mode="lr-tb"/>
    </style:style>
    <style:style style:name="gr5" style:family="graphic" style:parent-style-name="Бесцветные_20_выноски">
      <style:graphic-properties draw:marker-start="" draw:marker-end="" draw:auto-grow-height="false" fo:min-height="0.751cm" fo:min-width="2.739cm"/>
      <style:paragraph-properties style:writing-mode="lr-tb"/>
    </style:style>
    <style:style style:name="gr6" style:family="graphic" style:parent-style-name="Бесцветные_20_выноски">
      <style:graphic-properties draw:marker-start="" draw:marker-end="" draw:auto-grow-height="false" fo:min-height="0.501cm" fo:min-width="2.739cm"/>
      <style:paragraph-properties style:writing-mode="lr-tb"/>
    </style:style>
    <style:style style:name="gr7" style:family="graphic" style:parent-style-name="Синяя_20_стрелка">
      <style:graphic-properties draw:marker-start="Concave"/>
    </style:style>
    <style:style style:name="gr8" style:family="graphic" style:parent-style-name="Бесцветные_20_выноски">
      <style:graphic-properties draw:marker-start="" draw:marker-end="" draw:auto-grow-height="false" fo:min-height="1.251cm"/>
      <style:paragraph-properties style:writing-mode="lr-tb"/>
    </style:style>
    <style:style style:name="gr9" style:family="graphic" style:parent-style-name="Бесцветные_20_выноски">
      <style:graphic-properties draw:marker-start="" draw:marker-end="" draw:auto-grow-height="false" fo:min-height="0.751cm" fo:min-width="3.739cm"/>
      <style:paragraph-properties style:writing-mode="lr-tb"/>
    </style:style>
    <style:style style:name="gr10" style:family="graphic" style:parent-style-name="Синие_20_блоки">
      <style:graphic-properties draw:textarea-vertical-align="top" fo:min-height="6.75cm" fo:min-width="6.75cm"/>
      <style:paragraph-properties style:writing-mode="lr-tb"/>
    </style:style>
    <style:style style:name="gr11" style:family="graphic" style:parent-style-name="Бесцветные">
      <style:graphic-properties draw:fill="hatch" draw:fill-color="#f5f5f5" draw:fill-hatch-name="Red_20_90_20_Degrees_20_Crossed_20_1" draw:fill-hatch-solid="true" fo:min-height="1.75cm" fo:min-width="17.75cm"/>
    </style:style>
    <style:style style:name="gr12" style:family="graphic" style:parent-style-name="Бесцветные">
      <style:graphic-properties draw:marker-start="" draw:marker-end="" draw:stroke-linejoin="miter" svg:stroke-linecap="butt" draw:fit-to-size="false" style:shrink-to-fit="false" fo:min-height="0.644cm" fo:min-width="1.419cm"/>
    </style:style>
    <style:style style:name="gr13" style:family="graphic" style:parent-style-name="Синие_20_блоки">
      <style:graphic-properties fo:min-height="1.75cm" fo:min-width="6.5cm"/>
      <style:paragraph-properties style:writing-mode="lr-tb"/>
    </style:style>
    <style:style style:name="gr14" style:family="graphic" style:parent-style-name="Темно-синие_20_блоки">
      <style:graphic-properties fo:min-height="1.25cm" fo:min-width="1cm"/>
      <style:paragraph-properties style:writing-mode="lr-tb"/>
    </style:style>
    <style:style style:name="gr15" style:family="graphic" style:parent-style-name="Синие_20_выноски">
      <style:graphic-properties draw:marker-start="" draw:marker-end="" draw:textarea-vertical-align="top" draw:auto-grow-height="false" fo:min-height="3.001cm" fo:min-width="3.001cm"/>
      <style:paragraph-properties style:writing-mode="lr-tb"/>
    </style:style>
    <style:style style:name="gr16" style:family="graphic" style:parent-style-name="Синие_20_блоки">
      <style:graphic-properties draw:marker-start="" draw:marker-end="" draw:stroke-linejoin="miter" svg:stroke-linecap="butt" draw:fill="none" draw:fit-to-size="false" style:shrink-to-fit="false" fo:min-height="2.234cm" fo:min-width="0.224cm"/>
    </style:style>
    <style:style style:name="gr17" style:family="graphic" style:parent-style-name="Синие_20_блоки">
      <style:graphic-properties draw:marker-start="" draw:marker-end="" draw:stroke-linejoin="miter" svg:stroke-linecap="butt" draw:fit-to-size="false" style:shrink-to-fit="false" fo:min-height="0.833cm" fo:min-width="0cm"/>
    </style:style>
    <style:style style:name="gr18" style:family="graphic" style:parent-style-name="Синие_20_блоки">
      <style:graphic-properties fo:min-height="0.5cm" fo:min-width="2.5cm"/>
      <style:paragraph-properties style:writing-mode="lr-tb"/>
    </style:style>
    <style:style style:name="gr19" style:family="graphic" style:parent-style-name="Синие_20_блоки">
      <style:graphic-properties fo:min-height="0.5cm" fo:min-width="5.5cm"/>
      <style:paragraph-properties style:writing-mode="lr-tb"/>
    </style:style>
    <style:style style:name="gr20" style:family="graphic" style:parent-style-name="Бесцветные">
      <style:graphic-properties draw:marker-start="" draw:marker-end="" draw:stroke-linejoin="miter" svg:stroke-linecap="butt" draw:fit-to-size="false" style:shrink-to-fit="false" fo:min-height="0.728cm" fo:min-width="1.139cm"/>
    </style:style>
    <style:style style:name="gr21" style:family="graphic" style:parent-style-name="Синие_20_выноски">
      <style:graphic-properties draw:marker-start="" draw:marker-end="" draw:textarea-vertical-align="top" draw:auto-grow-height="false" fo:min-height="3.751cm" fo:min-width="3.001cm"/>
      <style:paragraph-properties style:writing-mode="lr-tb"/>
    </style:style>
    <style:style style:name="co1" style:family="table-column">
      <style:table-column-properties style:column-width="2.569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578cm" style:use-optimal-row-height="false"/>
    </style:style>
    <style:style style:name="ro3" style:family="table-row">
      <style:table-row-properties style:row-height="0.573cm" style:use-optimal-row-height="false"/>
    </style:style>
    <style:style style:name="ce1" style:family="table-cell">
      <loext:graphic-properties draw:fill="none" draw:fill-color="#bbdefb"/>
      <style:paragraph-properties fo:border="0.03pt solid #729fcf"/>
      <style:text-properties fo:color="#4d80aa" loext:opacity="100%" fo:font-size="8pt" style:font-size-asian="8pt" style:font-size-complex="8pt"/>
    </style:style>
    <style:style style:name="ce2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9ee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729fcf" style:text-autospace="ideograph-alpha" style:punctuation-wrap="simple" style:line-break="strict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fill="none" draw:fill-color="#bbdefb"/>
      <style:paragraph-properties fo:border="0.03pt solid #729fcf"/>
      <style:text-properties fo:color="#4d80aa" loext:opacity="100%" fo:font-size="8pt" fo:background-color="transparent" style:font-size-asian="8pt" style:font-size-complex="8pt"/>
    </style:style>
    <style:style style:name="ce5" style:family="table-cell">
      <loext:graphic-properties draw:fill="none" draw:fill-color="#bbdefb"/>
      <style:paragraph-properties fo:margin-left="0cm" fo:margin-right="0cm" fo:text-indent="0cm" fo:border="0.03pt solid #729fcf"/>
      <style:text-properties fo:color="#4d80aa" loext:opacity="100%" style:font-name="Liberation Sans" fo:font-size="8pt" style:letter-kerning="true" style:font-name-asian="Microsoft YaHei" style:font-size-asian="8pt" style:font-name-complex="Lucida Sans" style:font-size-complex="8pt"/>
    </style:style>
    <style:style style:name="P1" style:family="paragraph">
      <style:paragraph-properties fo:text-align="start" style:writing-mode="lr-tb"/>
    </style:style>
    <style:style style:name="P2" style:family="paragraph">
      <style:text-properties fo:color="#4d80aa" loext:opacity="100%" fo:font-size="8pt" style:font-size-asian="8pt" style:font-size-complex="8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ru" fo:country="RU" style:text-underline-mode="continuous" style:text-overline-mode="continuous" style:text-line-through-mode="continuous" fo:background-color="#d9eeff" style:language-asian="zh" style:country-asian="CN" style:language-complex="hi" style:country-complex="IN" style:text-scale="100%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ru" fo:country="RU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style:text-properties fo:background-color="transparent"/>
    </style:style>
    <style:style style:name="P9" style:family="paragraph">
      <style:text-properties fo:color="#4d80aa" loext:opacity="100%" fo:font-size="8pt" fo:background-color="transparen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hatch" draw:fill-color="#f5f5f5" draw:fill-hatch-name="Red_20_90_20_Degrees_20_Crossed_20_1" draw:fill-hatch-solid="true"/>
    </style:style>
    <style:style style:name="P12" style:family="paragraph">
      <style:paragraph-properties style:font-independent-line-spacing="true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style:font-independent-line-spacing="true"/>
    </style:style>
    <style:style style:name="T1" style:family="text">
      <style:text-properties style:font-name="Liberation Sans"/>
    </style:style>
    <style:style style:name="T2" style:family="text">
      <style:text-properties fo:color="#4d80aa" loext:opacity="100%" fo:font-size="8pt" style:font-size-asian="8pt" style:font-size-complex="8pt"/>
    </style:style>
    <style:style style:name="T3" style:family="text"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#d9eeff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4d80aa" loext:opacity="100%" fo:font-size="8pt" fo:background-color="transparent" style:font-size-asian="8pt" style:font-size-complex="8pt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b0b0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fo:color="#bdbdb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3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тандартный подход" draw:style-name="dp1" draw:master-page-name="Обычный">
        <draw:line draw:style-name="Бесцветные_20_выноски" draw:layer="layout" svg:x1="9cm" svg:y1="4cm" svg:x2="9cm" svg:y2="11.5cm">
          <text:p/>
        </draw:line>
        <draw:line draw:style-name="Бесцветные_20_выноски" draw:layer="layout" svg:x1="13cm" svg:y1="4cm" svg:x2="13cm" svg:y2="11.5cm">
          <text:p/>
        </draw:line>
        <draw:g xml:id="id2" draw:id="id2">
          <draw:custom-shape draw:name="Process" draw:style-name="gr1" draw:text-style-name="P1" draw:layer="layout" svg:width="3cm" svg:height="2.75cm" svg:x="5.5cm" svg:y="4.5cm">
            <text:p text:style-name="P1"><text:span text:style-name="T1">HTML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5.714cm" svg:y="5.316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Template 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Template N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connector draw:style-name="Синяя_20_стрелка" draw:layer="layout" draw:type="line" svg:x1="4.5cm" svg:y1="8.375cm" svg:x2="5.5cm" svg:y2="5.875cm" draw:start-shape="id1" draw:start-glue-point="1" draw:end-shape="id2" draw:end-glue-point="3" svg:d="M4500 8375l1000-2500" svg:viewBox="0 0 1001 2501">
          <text:p/>
        </draw:connector>
        <draw:g xml:id="id1" draw:id="id1">
          <draw:custom-shape draw:name="Process" draw:style-name="gr1" draw:text-style-name="P1" draw:layer="layout" svg:width="3cm" svg:height="2.75cm" svg:x="1.5cm" svg:y="7cm">
            <text:p text:style-name="P1"><text:span text:style-name="T1">Data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.714cm" svg:y="7.816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Property 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Property N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3" draw:id="id3">
          <draw:custom-shape draw:name="Process" draw:style-name="gr1" draw:text-style-name="P1" draw:layer="layout" svg:width="3cm" svg:height="2.75cm" svg:x="5.5cm" svg:y="9.25cm">
            <text:p text:style-name="P1"><text:span text:style-name="T1">JSON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5.714cm" svg:y="10.066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Template 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Template N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connector draw:style-name="Синяя_20_стрелка" draw:layer="layout" draw:type="line" svg:x1="4.5cm" svg:y1="8.375cm" svg:x2="5.5cm" svg:y2="10.625cm" draw:start-shape="id1" draw:start-glue-point="1" draw:end-shape="id3" draw:end-glue-point="3" svg:d="M4500 8375l1000 2250" svg:viewBox="0 0 1001 2251">
          <text:p/>
        </draw:connector>
        <draw:custom-shape draw:style-name="gr2" draw:text-style-name="P3" xml:id="id4" draw:id="id4" draw:layer="layout" svg:width="3cm" svg:height="1.25cm" svg:x="1.5cm" svg:y="4.5cm">
          <text:p text:style-name="P3">ModelMetadata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4.5cm" svg:y1="5.125cm" svg:x2="5.5cm" svg:y2="5.875cm" draw:start-shape="id4" draw:start-glue-point="1" draw:end-shape="id2" draw:end-glue-point="3" svg:d="M4500 5125l1000 750" svg:viewBox="0 0 1001 751">
          <text:p/>
        </draw:connector>
        <draw:custom-shape draw:style-name="gr2" draw:text-style-name="P3" xml:id="id5" draw:id="id5" draw:layer="layout" svg:width="3cm" svg:height="1.25cm" svg:x="1.5cm" svg:y="10.75cm">
          <text:p text:style-name="P3">JSONAttributes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4.5cm" svg:y1="11.375cm" svg:x2="5.5cm" svg:y2="10.625cm" draw:start-shape="id5" draw:start-glue-point="1" draw:end-shape="id3" draw:end-glue-point="3" svg:d="M4500 11375l1000-750" svg:viewBox="0 0 1001 751">
          <text:p/>
        </draw:connector>
        <draw:g xml:id="id6" draw:id="id6">
          <draw:custom-shape draw:name="Process" draw:style-name="gr1" draw:text-style-name="P1" draw:layer="layout" svg:width="3cm" svg:height="2.75cm" svg:x="9.5cm" svg:y="4.5cm">
            <text:p text:style-name="P1"><text:span text:style-name="T1">HTTP Bod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717cm" svg:y="5.305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name1=value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nameN=valueN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connector draw:style-name="Синяя_20_стрелка" draw:layer="layout" draw:type="line" svg:x1="8.5cm" svg:y1="5.875cm" svg:x2="9.5cm" svg:y2="5.875cm" draw:start-shape="id2" draw:start-glue-point="1" draw:end-shape="id6" draw:end-glue-point="3" svg:d="M8500 5875h1000" svg:viewBox="0 0 1001 1">
          <text:p/>
        </draw:connector>
        <draw:g xml:id="id7" draw:id="id7">
          <draw:custom-shape draw:name="Process" draw:style-name="gr1" draw:text-style-name="P1" draw:layer="layout" svg:width="3cm" svg:height="2.75cm" svg:x="9.5cm" svg:y="9.25cm">
            <text:p text:style-name="P1"><text:span text:style-name="T1">JS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64cm" svg:y="10.061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name1:value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nameN:valueN</text:span>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  <draw:connector draw:style-name="Синяя_20_стрелка" draw:layer="layout" draw:type="line" svg:x1="8.5cm" svg:y1="10.625cm" svg:x2="9.5cm" svg:y2="10.625cm" draw:start-shape="id3" draw:start-glue-point="1" draw:end-shape="id7" draw:end-glue-point="3" svg:d="M8500 10625h1000" svg:viewBox="0 0 1001 1">
          <text:p/>
        </draw:connector>
        <draw:g xml:id="id8" draw:id="id8">
          <draw:custom-shape draw:name="Process" draw:style-name="gr1" draw:text-style-name="P1" draw:layer="layout" svg:width="3cm" svg:height="2.75cm" svg:x="13.5cm" svg:y="7cm">
            <text:p text:style-name="P1"><text:span text:style-name="T1">Bind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714cm" svg:y="7.816cm">
            <table:table table:template-name="blue">
              <table:table-column table:style-name="co1"/>
              <table:table-row table:style-name="ro1">
                <table:table-cell table:style-name="ce1">
                  <text:p><text:span text:style-name="T2">Property 1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...</text:span></text:p>
                </table:table-cell>
              </table:table-row>
              <table:table-row table:style-name="ro1">
                <table:table-cell table:style-name="ce1">
                  <text:p text:style-name="P2"><text:span text:style-name="T2">Property N</text:span>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connector draw:style-name="Синяя_20_стрелка" draw:layer="layout" draw:type="line" svg:x1="12.5cm" svg:y1="5.875cm" svg:x2="13.5cm" svg:y2="8.375cm" draw:start-shape="id6" draw:start-glue-point="1" draw:end-shape="id8" draw:end-glue-point="3" svg:d="M12500 5875l1000 2500" svg:viewBox="0 0 1001 2501">
          <text:p/>
        </draw:connector>
        <draw:connector draw:style-name="Синяя_20_стрелка" draw:layer="layout" draw:type="line" svg:x1="12.5cm" svg:y1="10.625cm" svg:x2="13.5cm" svg:y2="8.375cm" draw:start-shape="id7" draw:start-glue-point="1" draw:end-shape="id8" draw:end-glue-point="3" svg:d="M12500 10625l1000-2250" svg:viewBox="0 0 1001 2251">
          <text:p/>
        </draw:connector>
        <draw:custom-shape draw:style-name="gr2" draw:text-style-name="P3" xml:id="id9" draw:id="id9" draw:layer="layout" svg:width="3cm" svg:height="1.25cm" svg:x="13.5cm" svg:y="10.75cm">
          <text:p text:style-name="P3">BindAttributes/</text:p>
          <text:p text:style-name="P3">Binders</text:p>
          <draw:enhanced-geometry svg:viewBox="0 0 21600 21600" draw:type="rectangle" draw:enhanced-path="M 0 0 L 21600 0 21600 21600 0 21600 0 0 Z N"/>
        </draw:custom-shape>
        <draw:connector draw:style-name="Безцветная" draw:layer="layout" draw:type="line" svg:x1="15cm" svg:y1="10.75cm" svg:x2="15cm" svg:y2="9.75cm" draw:start-shape="id9" draw:start-glue-point="0" draw:end-shape="id8" draw:end-glue-point="2" svg:d="M15000 10750v-1000" svg:viewBox="0 0 1 1001">
          <text:p/>
        </draw:connector>
        <draw:connector draw:style-name="Синяя_20_стрелка" draw:layer="layout" draw:line-skew="-0.266cm 5.766cm 0.015cm" svg:x1="16.5cm" svg:y1="8.375cm" svg:x2="1.5cm" svg:y2="8.375cm" draw:start-shape="id8" draw:start-glue-point="1" draw:end-shape="id1" draw:end-glue-point="3" svg:d="M16500 8375h250v3875h-15750v-3875h500" svg:viewBox="0 0 15751 3876">
          <text:p/>
        </draw:connector>
        <draw:connector draw:style-name="Безцветная" draw:layer="layout" draw:type="line" svg:x1="8.5cm" svg:y1="5.875cm" svg:x2="9.5cm" svg:y2="10.625cm" draw:start-shape="id2" draw:start-glue-point="1" draw:end-shape="id7" draw:end-glue-point="3" svg:d="M8500 5875l1000 4750" svg:viewBox="0 0 1001 4751">
          <text:p/>
        </draw:connector>
        <draw:g>
          <draw:frame draw:style-name="gr3" draw:text-style-name="P3" draw:layer="layout" svg:width="15.75cm" svg:height="0.767cm" svg:x="1cm" svg:y="1cm">
            <draw:text-box>
              <text:p>Стандартный подход</text:p>
            </draw:text-box>
          </draw:frame>
          <draw:line draw:style-name="Синяя_20_линия" draw:layer="layout" svg:x1="1cm" svg:y1="1.75cm" svg:x2="16.75cm" svg:y2="1.75cm">
            <text:p/>
          </draw:line>
        </draw:g>
        <draw:custom-shape draw:name="Callout-5" draw:style-name="gr4" draw:text-style-name="P3" draw:layer="layout" svg:width="3.988cm" svg:height="1cm" svg:x="9.75cm" svg:y="2.25cm">
          <text:p text:style-name="P3">Работа UI</text:p>
          <draw:enhanced-geometry draw:mirror-horizontal="false" draw:mirror-vertical="false" svg:viewBox="0 0 0 0" draw:text-areas="0 0 ?f4 ?f7" draw:type="ooxml-accentCallout1" draw:modifiers="70829.1708291708 -2907.99699172725 176523.476523477 -18876.9115066433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name="Callout-5_0" draw:style-name="gr5" draw:text-style-name="P3" draw:layer="layout" svg:width="2.988cm" svg:height="1cm" svg:x="13.762cm" svg:y="2.25cm">
          <text:p text:style-name="P3">Binding до вызова</text:p>
          <text:p text:style-name="P3">контроллера</text:p>
          <draw:enhanced-geometry draw:mirror-horizontal="false" draw:mirror-vertical="false" svg:viewBox="0 0 0 0" draw:text-areas="0 0 ?f4 ?f7" draw:type="ooxml-accentCallout1" draw:modifiers="67932.0679320679 -4416.19270659083 172627.372627373 -25092.004014720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name="Callout-5_1" draw:style-name="gr6" draw:text-style-name="P3" draw:layer="layout" svg:width="2.988cm" svg:height="0.75cm" svg:x="9.75cm" svg:y="12.5cm">
          <text:p text:style-name="P3">Работа контроллера</text:p>
          <draw:enhanced-geometry draw:mirror-horizontal="false" draw:mirror-vertical="false" svg:viewBox="0 0 0 0" draw:text-areas="0 0 ?f4 ?f7" draw:type="ooxml-accentCallout1" draw:modifiers="43541.9440745673 -3780.52860488458 -33422.103861518 -24121.7798594848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</draw:page>
      <draw:page draw:name="С использованием FormModel" draw:style-name="dp1" draw:master-page-name="Обычный">
        <draw:g xml:id="id11" draw:id="id11">
          <draw:custom-shape draw:name="Process" draw:style-name="gr1" draw:text-style-name="P1" draw:layer="layout" svg:width="3cm" svg:height="2.75cm" svg:x="5cm" svg:y="6.25cm">
            <text:p text:style-name="P1"><text:span text:style-name="T1">Form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5cm" svg:x="5.214cm" svg:y="7.066cm">
            <table:table table:template-name="blue">
              <table:table-column table:style-name="co1"/>
              <table:table-row table:style-name="ro1">
                <table:table-cell table:style-name="ce2">
                  <text:p text:style-name="P4"><text:span text:style-name="T3">Element 1</text:span></text:p>
                </table:table-cell>
              </table:table-row>
              <table:table-row table:style-name="ro1">
                <table:table-cell table:style-name="ce2">
                  <text:p text:style-name="P5"><text:span text:style-name="T3">...</text:span></text:p>
                </table:table-cell>
              </table:table-row>
              <table:table-row table:style-name="ro2">
                <table:table-cell table:style-name="ce2">
                  <text:p text:style-name="P5"><text:span text:style-name="T3">Element N</text:span></text:p>
                </table:table-cell>
              </table:table-row>
            </table:table>
            <draw:image xlink:href="Pictures/TablePreview7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cm" svg:y="6.25cm">
            <text:p text:style-name="P1"><text:span text:style-name="T1">Data Mode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.214cm" svg:y="7.066cm">
            <table:table table:template-name="blue">
              <table:table-column table:style-name="co1"/>
              <table:table-row table:style-name="ro1">
                <table:table-cell table:style-name="ce3">
                  <text:p text:style-name="P6"><text:span text:style-name="T4">Property 1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...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Property N</text:span></text:p>
                </table:table-cell>
              </table:table-row>
            </table:table>
            <draw:image xlink:href="Pictures/TablePreview8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9cm" svg:y="4cm">
            <text:p text:style-name="P1"><text:span text:style-name="T1">HTML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214cm" svg:y="4.816cm">
            <table:table table:template-name="blue">
              <table:table-column table:style-name="co1"/>
              <table:table-row table:style-name="ro3">
                <table:table-cell table:style-name="ce4">
                  <text:p text:style-name="P8"><text:span text:style-name="T5">Template 1</text:span></text:p>
                </table:table-cell>
              </table:table-row>
              <table:table-row table:style-name="ro1">
                <table:table-cell table:style-name="ce4">
                  <text:p text:style-name="P9"><text:span text:style-name="T5">...</text:span></text:p>
                </table:table-cell>
              </table:table-row>
              <table:table-row table:style-name="ro1">
                <table:table-cell table:style-name="ce4">
                  <text:p text:style-name="P9"><text:span text:style-name="T5">Template N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g>
          <draw:frame draw:style-name="gr3" draw:text-style-name="P3" draw:layer="layout" svg:width="19cm" svg:height="0.767cm" svg:x="1cm" svg:y="1.008cm">
            <draw:text-box>
              <text:p text:style-name="P3">С использованием FormModel</text:p>
            </draw:text-box>
          </draw:frame>
          <draw:line draw:style-name="Синяя_20_линия" draw:layer="layout" svg:x1="1cm" svg:y1="1.75cm" svg:x2="20cm" svg:y2="1.75cm">
            <text:p/>
          </draw:line>
        </draw:g>
        <draw:g>
          <draw:custom-shape draw:name="Process" draw:style-name="gr1" draw:text-style-name="P1" draw:layer="layout" svg:width="3cm" svg:height="2.75cm" svg:x="9cm" svg:y="8.5cm">
            <text:p text:style-name="P1"><text:span text:style-name="T1">JSON Resul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9.214cm" svg:y="9.316cm">
            <table:table table:template-name="blue">
              <table:table-column table:style-name="co1"/>
              <table:table-row table:style-name="ro1">
                <table:table-cell table:style-name="ce3">
                  <text:p text:style-name="P6"><text:span text:style-name="T4">Template 1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...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Template N</text:span></text:p>
                </table:table-cell>
              </table:table-row>
            </table:table>
            <draw:image xlink:href="Pictures/TablePreview10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3cm" svg:y="4cm">
            <text:p text:style-name="P1"><text:span text:style-name="T1">HTTP Bod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214cm" svg:y="4.816cm">
            <table:table table:template-name="blue">
              <table:table-column table:style-name="co1"/>
              <table:table-row table:style-name="ro1">
                <table:table-cell table:style-name="ce3">
                  <text:p text:style-name="P6"><text:span text:style-name="T4">name1=value1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...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nameN=valueN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>
          <draw:custom-shape draw:name="Process" draw:style-name="gr1" draw:text-style-name="P1" draw:layer="layout" svg:width="3cm" svg:height="2.75cm" svg:x="13cm" svg:y="8.5cm">
            <text:p text:style-name="P1"><text:span text:style-name="T1">JS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3.197cm" svg:y="9.311cm">
            <table:table table:template-name="blue">
              <table:table-column table:style-name="co1"/>
              <table:table-row table:style-name="ro1">
                <table:table-cell table:style-name="ce3">
                  <text:p text:style-name="P6"><text:span text:style-name="T4">name1: value1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...</text:span></text:p>
                </table:table-cell>
              </table:table-row>
              <table:table-row table:style-name="ro1">
                <table:table-cell table:style-name="ce3">
                  <text:p text:style-name="P7"><text:span text:style-name="T4">nameN: valueN</text:span></text:p>
                </table:table-cell>
              </table:table-row>
            </table:table>
            <draw:image xlink:href="Pictures/TablePreview12.svm" xlink:type="simple" xlink:show="embed" xlink:actuate="onLoad"/>
          </draw:frame>
        </draw:g>
        <draw:connector draw:style-name="gr7" draw:layer="layout" draw:type="line" svg:x1="4cm" svg:y1="7.625cm" svg:x2="5cm" svg:y2="7.625cm" svg:d="M4000 7625h1000" svg:viewBox="0 0 1001 1">
          <text:p/>
        </draw:connector>
        <draw:connector draw:style-name="Синяя_20_стрелка" draw:layer="layout" draw:type="line" svg:x1="8cm" svg:y1="7.625cm" svg:x2="9cm" svg:y2="5.375cm" svg:d="M8000 7625l1000-2250" svg:viewBox="0 0 1001 2251">
          <text:p/>
        </draw:connector>
        <draw:connector draw:style-name="Синяя_20_стрелка" draw:layer="layout" draw:type="line" svg:x1="8cm" svg:y1="7.625cm" svg:x2="9cm" svg:y2="9.875cm" svg:d="M8000 7625l1000 2250" svg:viewBox="0 0 1001 2251">
          <text:p/>
        </draw:connector>
        <draw:connector draw:style-name="Синяя_20_стрелка" draw:layer="layout" draw:type="line" svg:x1="12cm" svg:y1="5.375cm" svg:x2="13cm" svg:y2="5.375cm" svg:d="M12000 5375h1000" svg:viewBox="0 0 1001 1">
          <text:p/>
        </draw:connector>
        <draw:connector draw:style-name="Синяя_20_стрелка" draw:layer="layout" draw:type="line" svg:x1="12cm" svg:y1="9.875cm" svg:x2="13cm" svg:y2="9.875cm" svg:d="M12000 9875h1000" svg:viewBox="0 0 1001 1">
          <text:p/>
        </draw:connector>
        <draw:connector draw:style-name="Синяя_20_стрелка" draw:layer="layout" draw:line-skew="1.984cm" svg:x1="18.5cm" svg:y1="9cm" svg:x2="6.5cm" svg:y2="9cm" draw:start-shape="id10" draw:start-glue-point="2" draw:end-shape="id11" draw:end-glue-point="2" svg:d="M18500 9000v2500h-12000v-2500" svg:viewBox="0 0 12001 2501">
          <text:p/>
        </draw:connector>
        <draw:connector draw:style-name="Безцветная" draw:layer="layout" draw:type="line" svg:x1="12cm" svg:y1="5.375cm" svg:x2="13cm" svg:y2="9.875cm" svg:d="M12000 5375l1000 4500" svg:viewBox="0 0 1001 4501">
          <text:p/>
        </draw:connector>
        <draw:g xml:id="id10" draw:id="id10">
          <draw:custom-shape draw:name="Process" draw:style-name="gr1" draw:text-style-name="P1" draw:layer="layout" svg:width="3cm" svg:height="2.75cm" svg:x="17cm" svg:y="6.25cm">
            <text:p text:style-name="P1"><text:span text:style-name="T1">Virtual collec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standard" draw:layer="layout" svg:width="2.568cm" svg:height="1.736cm" svg:x="17.214cm" svg:y="7.066cm">
            <table:table table:template-name="blue">
              <table:table-column table:style-name="co1"/>
              <table:table-row table:style-name="ro1">
                <table:table-cell table:style-name="ce5"/>
              </table:table-row>
              <table:table-row table:style-name="ro1">
                <table:table-cell table:style-name="ce5"/>
              </table:table-row>
              <table:table-row table:style-name="ro1">
                <table:table-cell table:style-name="ce5"/>
              </table:table-row>
            </table:table>
            <draw:image xlink:href="Pictures/TablePreview13.svm" xlink:type="simple" xlink:show="embed" xlink:actuate="onLoad"/>
          </draw:frame>
        </draw:g>
        <draw:connector draw:style-name="Синяя_20_стрелка" draw:layer="layout" draw:type="line" svg:x1="16cm" svg:y1="5.375cm" svg:x2="17cm" svg:y2="7.625cm" svg:d="M16000 5375l1000 2250" svg:viewBox="0 0 1001 2251">
          <text:p/>
        </draw:connector>
        <draw:connector draw:style-name="Синяя_20_стрелка" draw:layer="layout" draw:type="line" svg:x1="16cm" svg:y1="9.875cm" svg:x2="17cm" svg:y2="7.625cm" svg:d="M16000 9875l1000-2250" svg:viewBox="0 0 1001 2251">
          <text:p/>
        </draw:connector>
        <draw:custom-shape draw:name="Callout-5_2" draw:style-name="gr8" draw:text-style-name="P3" draw:layer="layout" svg:width="4.015cm" svg:height="1.5cm" svg:x="2.235cm" svg:y="4.25cm">
          <text:p text:style-name="P3">Необходимые данные для:</text:p>
          <text:list text:style-name="L3">
            <text:list-item>
              <text:p text:style-name="P10"><text:span text:style-name="T6">Получения значения</text:span></text:p>
            </text:list-item>
            <text:list-item>
              <text:p text:style-name="P10"><text:span text:style-name="T6">Генерации HTML/JSON</text:span></text:p>
            </text:list-item>
            <text:list-item>
              <text:p text:style-name="P10"><text:span text:style-name="T6">Обновления данных модели</text:span></text:p>
            </text:list-item>
          </text:list>
          <draw:enhanced-geometry draw:mirror-horizontal="false" draw:mirror-vertical="false" svg:viewBox="0 0 0 0" draw:text-areas="0 0 ?f4 ?f7" draw:type="ooxml-accentCallout1" draw:modifiers="75224.7752247752 105289.546252194 200466.355762825 133889.44223107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g>
          <draw:line draw:style-name="Бесцветные_20_выноски" draw:layer="layout" svg:x1="12.5cm" svg:y1="4cm" svg:x2="12.5cm" svg:y2="11.25cm">
            <text:p/>
          </draw:line>
          <draw:custom-shape draw:name="Callout-5_3" draw:style-name="gr9" draw:text-style-name="P3" draw:layer="layout" svg:width="3.988cm" svg:height="1cm" svg:x="13.25cm" svg:y="2.25cm">
            <text:p text:style-name="P3">Работа UI</text:p>
            <draw:enhanced-geometry draw:mirror-horizontal="false" draw:mirror-vertical="false" svg:viewBox="0 0 0 0" draw:text-areas="0 0 ?f4 ?f7" draw:type="ooxml-accentCallout1" draw:modifiers="70829.1708291708 -2907.99699172725 176523.476523477 -18876.9115066433" draw:enhanced-path="M 0 0 L ?f4 0 ?f4 ?f7 0 ?f7 Z S N M ?f1 0 L ?f1 ?f7 F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range-y-maximum="2147483647" draw:handle-position="?f1 ?f0" draw:handle-range-x-maximum="2147483647" draw:handle-range-x-minimum="-2147483647" draw:handle-range-y-minimum="-2147483647"/>
              <draw:handle draw:handle-range-y-maximum="2147483647" draw:handle-position="?f3 ?f2" draw:handle-range-x-maximum="2147483647" draw:handle-range-x-minimum="-2147483647" draw:handle-range-y-minimum="-2147483647"/>
            </draw:enhanced-geometry>
          </draw:custom-shape>
        </draw:g>
        <draw:g>
          <draw:line draw:style-name="Бесцветные_20_выноски" draw:layer="layout" svg:x1="16.5cm" svg:y1="4cm" svg:x2="16.5cm" svg:y2="11.25cm">
            <text:p/>
          </draw:line>
          <draw:custom-shape draw:name="Callout-5_4" draw:style-name="gr4" draw:text-style-name="P3" draw:layer="layout" svg:width="2.988cm" svg:height="1cm" svg:x="17.262cm" svg:y="2.25cm">
            <text:p text:style-name="P3">Binding до вызова</text:p>
            <text:p text:style-name="P3">контроллера</text:p>
            <draw:enhanced-geometry draw:mirror-horizontal="false" draw:mirror-vertical="false" svg:viewBox="0 0 0 0" draw:text-areas="0 0 ?f4 ?f7" draw:type="ooxml-accentCallout1" draw:modifiers="67932.0679320679 -4416.19270659083 172627.372627373 -25092.0040147206" draw:enhanced-path="M 0 0 L ?f4 0 ?f4 ?f7 0 ?f7 Z S N M ?f1 0 L ?f1 ?f7 F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range-y-maximum="2147483647" draw:handle-position="?f1 ?f0" draw:handle-range-x-maximum="2147483647" draw:handle-range-x-minimum="-2147483647" draw:handle-range-y-minimum="-2147483647"/>
              <draw:handle draw:handle-range-y-maximum="2147483647" draw:handle-position="?f3 ?f2" draw:handle-range-x-maximum="2147483647" draw:handle-range-x-minimum="-2147483647" draw:handle-range-y-minimum="-2147483647"/>
            </draw:enhanced-geometry>
          </draw:custom-shape>
        </draw:g>
      </draw:page>
      <draw:page draw:name="Конвейер" draw:style-name="dp1" draw:master-page-name="Обычный">
        <draw:custom-shape draw:style-name="gr10" draw:text-style-name="P3" draw:layer="layout" svg:width="7.25cm" svg:height="7cm" svg:x="12.75cm" svg:y="6.5cm">
          <text:p text:style-name="P3">Controller.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8.25cm" svg:height="2cm" svg:x="1.25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8.25cm" svg:height="2cm" svg:x="1.25cm" svg:y="7.5cm">
          <text:p/>
          <draw:enhanced-geometry svg:viewBox="0 0 21600 21600" draw:type="rectangle" draw:enhanced-path="M 0 0 L 21600 0 21600 21600 0 21600 0 0 Z N"/>
        </draw:custom-shape>
        <draw:custom-shape draw:name="down-arrow_2" draw:style-name="gr12" draw:text-style-name="P12" draw:layer="layout" svg:width="2.5cm" svg:height="2.25cm" draw:transform="rotate (1.5707963267949) translate (0.937cm 9.75cm)">
          <text:p/>
          <draw:enhanced-geometry draw:mirror-horizontal="false" draw:mirror-vertical="false" svg:viewBox="0 0 0 0" draw:text-areas="?f8 0 ?f9 ?f12" draw:type="ooxml-downArrow" draw:modifiers="65533.7864854058 86272.7676588183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style-name="gr13" draw:text-style-name="P3" draw:layer="layout" svg:width="7cm" svg:height="2cm" draw:transform="rotate (1.5707963267949) translate (3.25cm 13.5cm)">
          <text:p text:style-name="P3">Static Middle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7cm" svg:height="2cm" draw:transform="rotate (1.5707963267949) translate (6.25cm 13.5cm)">
          <text:p text:style-name="P3">Middlewar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5cm" svg:height="1.5cm" svg:x="1.437cm" svg:y="7.749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name="Callout-5_5" draw:style-name="gr15" draw:text-style-name="P3" draw:layer="layout" svg:width="3.25cm" svg:height="3.25cm" svg:x="3.5cm" svg:y="2.25cm">
          <text:p text:style-name="P3">Request</text:p>
          <text:list text:style-name="L4">
            <text:list-item>
              <text:p text:style-name="P13">QueryString</text:p>
            </text:list-item>
            <text:list-item>
              <text:p text:style-name="P13">HTTPHeaders</text:p>
            </text:list-item>
            <text:list-item>
              <text:p text:style-name="P13">Cookies</text:p>
            </text:list-item>
            <text:list-item>
              <text:p text:style-name="P13">Body</text:p>
            </text:list-item>
          </text:list>
          <text:p text:style-name="P3"/>
          <draw:enhanced-geometry draw:mirror-horizontal="false" draw:mirror-vertical="false" svg:viewBox="0 0 0 0" draw:text-areas="0 0 ?f4 ?f7" draw:type="ooxml-accentCallout1" draw:modifiers="18750 -8333 191971.701015072 -39495.5398338973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13" draw:text-style-name="P3" draw:layer="layout" svg:width="7cm" svg:height="2cm" draw:transform="rotate (1.5707963267949) translate (9.25cm 13.5cm)">
          <text:p text:style-name="P3">Routing Middle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own-arrow" draw:style-name="gr16" draw:text-style-name="P14" draw:layer="layout" svg:width="1.448cm" svg:height="3.5cm" svg:x="3.552cm" svg:y="8.25cm">
          <text:p/>
          <draw:enhanced-geometry draw:mirror-horizontal="false" draw:mirror-vertical="false" svg:viewBox="0 0 0 0" draw:text-areas="?f8 0 ?f9 ?f12" draw:type="ooxml-downArrow" draw:modifiers="50000 140343.347639485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_0" draw:style-name="gr17" draw:text-style-name="P12" draw:layer="layout" svg:width="0.698cm" svg:height="1.573cm" draw:transform="rotate (1.5707963267949) translate (6.5cm 8.75cm)">
          <text:p/>
          <draw:enhanced-geometry draw:mirror-horizontal="false" draw:mirror-vertical="false" svg:viewBox="0 0 0 0" draw:text-areas="?f8 0 ?f9 ?f12" draw:type="ooxml-downArrow" draw:modifiers="50000 140343.347639485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_1" draw:style-name="gr17" draw:text-style-name="P12" draw:layer="layout" svg:width="0.698cm" svg:height="1.573cm" draw:transform="rotate (-1.5707963267949) translate (8.072cm 11.302cm)">
          <text:p/>
          <draw:enhanced-geometry draw:mirror-horizontal="false" draw:mirror-vertical="false" svg:viewBox="0 0 0 0" draw:text-areas="?f8 0 ?f9 ?f12" draw:type="ooxml-downArrow" draw:modifiers="50000 140343.347639485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style-name="gr14" draw:text-style-name="P3" draw:layer="layout" svg:width="1.5cm" svg:height="1.5cm" svg:x="11.5cm" svg:y="7.75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name="Callout-5_6" draw:style-name="gr15" draw:text-style-name="P3" draw:layer="layout" svg:width="3.25cm" svg:height="3.25cm" svg:x="8.75cm" svg:y="2.25cm">
          <text:p text:style-name="P3"><text:span text:style-name="T7">Request</text:span></text:p>
          <text:list text:style-name="L4">
            <text:list-item>
              <text:p text:style-name="P13"><text:span text:style-name="T7">QueryString</text:span></text:p>
            </text:list-item>
            <text:list-item>
              <text:p text:style-name="P13"><text:span text:style-name="T7">HTTPHeaders</text:span></text:p>
            </text:list-item>
            <text:list-item>
              <text:p text:style-name="P13"><text:span text:style-name="T7">Cookies</text:span></text:p>
            </text:list-item>
            <text:list-item>
              <text:p text:style-name="P13"><text:span text:style-name="T7">Body</text:span></text:p>
            </text:list-item>
          </text:list>
          <text:p text:style-name="P13">EndPoint</text:p>
          <text:p text:style-name="P13">ControllerContext</text:p>
          <text:p text:style-name="P13">ActionDescription</text:p>
          <text:p text:style-name="P13">Arguments</text:p>
          <text:p text:style-name="P3"/>
          <draw:enhanced-geometry draw:mirror-horizontal="false" draw:mirror-vertical="false" svg:viewBox="0 0 0 0" draw:text-areas="0 0 ?f4 ?f7" draw:type="ooxml-accentCallout1" draw:modifiers="15494.8350549817 70778.2220855122 192925.253768071 106797.908335897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18" draw:text-style-name="P3" draw:layer="layout" svg:width="3cm" svg:height="0.75cm" draw:transform="rotate (1.5707963267949) translate (13.25cm 10cm)">
          <text:p text:style-name="P3">Data Sourc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0.75cm" draw:transform="rotate (1.5707963267949) translate (16cm 10cm)">
          <text:p text:style-name="P3">Access Check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6cm" svg:height="0.75cm" draw:transform="rotate (1.5707963267949) translate (18.75cm 13cm)">
          <text:p text:style-name="P3">Do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cm" svg:height="0.75cm" draw:transform="rotate (-1.5707963267949) translate (16.75cm 10cm)">
          <text:p text:style-name="P3">Prepare View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1.5cm" svg:x="14.25cm" svg:y="7.75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style-name="gr14" draw:text-style-name="P3" draw:layer="layout" svg:width="1.5cm" svg:height="1.5cm" svg:x="17cm" svg:y="10.75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style-name="gr14" draw:text-style-name="P3" draw:layer="layout" svg:width="1.5cm" svg:height="1.5cm" svg:x="11.5cm" svg:y="10.75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name="down-arrow_3" draw:style-name="gr20" draw:text-style-name="P12" draw:layer="layout" svg:width="2.5cm" svg:height="2.25cm" draw:transform="rotate (-1.5707963267949) translate (3.181cm 10.238cm)">
          <text:p/>
          <draw:enhanced-geometry draw:mirror-horizontal="false" draw:mirror-vertical="false" svg:viewBox="0 0 0 0" draw:text-areas="?f8 0 ?f9 ?f12" draw:type="ooxml-downArrow" draw:modifiers="65533.7864854058 86272.7676588183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style-name="gr14" draw:text-style-name="P3" draw:layer="layout" svg:width="1.5cm" svg:height="1.5cm" svg:x="1.485cm" svg:y="10.734cm">
          <text:p/>
          <draw:enhanced-geometry svg:viewBox="0 0 21600 21600" draw:extrusion="false" draw:extrusion-depth="0.4cm 0" draw:extrusion-brightness="15%" draw:extrusion-light-face="true" draw:extrusion-first-light-harsh="true" draw:extrusion-second-light-harsh="false" draw:extrusion-first-light-level="67%" draw:extrusion-second-light-level="37%" draw:extrusion-first-light-direction="(-50000 -50000 10000)" draw:extrusion-second-light-direction="(50000 0 10000)" dr3d:shade-mode="flat" draw:extrusion-metal="false" draw:extrusion-specularity="0%" draw:extrusion-diffusion="0%" draw:extrusion-color="true" draw:extrusion-rotation-angle="0 0" draw:extrusion-viewpoint="(3.472cm 3.472cm 25cm)" draw:extrusion-origin="0.5 0.5" draw:extrusion-skew="50 135" dr3d:projection="parallel" draw:type="rectangle" draw:enhanced-path="M 0 0 L 21600 0 21600 21600 0 21600 0 0 Z N"/>
        </draw:custom-shape>
        <draw:custom-shape draw:name="Callout-5_7" draw:style-name="gr15" draw:text-style-name="P3" draw:layer="layout" svg:width="3.25cm" svg:height="3.25cm" svg:x="11.75cm" svg:y="2.25cm">
          <text:p text:style-name="P3"><text:span text:style-name="T7">Request</text:span></text:p>
          <text:list text:style-name="L4">
            <text:list-item>
              <text:p text:style-name="P13"><text:span text:style-name="T7">QueryString</text:span></text:p>
            </text:list-item>
            <text:list-item>
              <text:p text:style-name="P13"><text:span text:style-name="T7">HTTPHeaders</text:span></text:p>
            </text:list-item>
            <text:list-item>
              <text:p text:style-name="P13"><text:span text:style-name="T7">Cookies</text:span></text:p>
            </text:list-item>
            <text:list-item>
              <text:p text:style-name="P13"><text:span text:style-name="T7">Body</text:span></text:p>
            </text:list-item>
          </text:list>
          <text:p text:style-name="P13"><text:span text:style-name="T7">EndPoint</text:span></text:p>
          <text:p text:style-name="P13"><text:span text:style-name="T7">ControllerContext</text:span></text:p>
          <text:p text:style-name="P13"><text:span text:style-name="T7">ActionDescription</text:span></text:p>
          <text:p text:style-name="P13"><text:span text:style-name="T7">Arguments</text:span></text:p>
          <text:p text:style-name="P3">Data</text:p>
          <draw:enhanced-geometry draw:mirror-horizontal="false" draw:mirror-vertical="false" svg:viewBox="0 0 0 0" draw:text-areas="0 0 ?f4 ?f7" draw:type="ooxml-accentCallout1" draw:modifiers="15494.8350549817 70778.2220855122 191479.54475546 99507.843740387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name="Callout-5_8" draw:style-name="gr21" draw:text-style-name="P3" draw:layer="layout" svg:width="3.25cm" svg:height="4cm" svg:x="14.5cm" svg:y="14.5cm">
          <text:p text:style-name="P3"><text:span text:style-name="T7">Request</text:span></text:p>
          <text:list text:style-name="L4">
            <text:list-item>
              <text:p text:style-name="P13"><text:span text:style-name="T7">QueryString</text:span></text:p>
            </text:list-item>
            <text:list-item>
              <text:p text:style-name="P13"><text:span text:style-name="T7">HTTPHeaders</text:span></text:p>
            </text:list-item>
            <text:list-item>
              <text:p text:style-name="P13"><text:span text:style-name="T7">Cookies</text:span></text:p>
            </text:list-item>
            <text:list-item>
              <text:p text:style-name="P13"><text:span text:style-name="T7">Body</text:span></text:p>
            </text:list-item>
          </text:list>
          <text:p text:style-name="P13"><text:span text:style-name="T7">EndPoint</text:span></text:p>
          <text:p text:style-name="P13"><text:span text:style-name="T7">ControllerContext</text:span></text:p>
          <text:p text:style-name="P13"><text:span text:style-name="T7">ActionDescription</text:span></text:p>
          <text:p text:style-name="P13"><text:span text:style-name="T7">Arguments</text:span></text:p>
          <text:p text:style-name="P3"><text:span text:style-name="T7">Data</text:span></text:p>
          <text:p text:style-name="P3">Result</text:p>
          <draw:enhanced-geometry draw:mirror-horizontal="false" draw:mirror-vertical="false" svg:viewBox="0 0 0 0" draw:text-areas="0 0 ?f4 ?f7" draw:type="ooxml-accentCallout1" draw:modifiers="15621.0947263184 77330.0522916026 -74881.27968008 98462.0116887112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name="Callout-5_9" draw:style-name="gr21" draw:text-style-name="P3" draw:layer="layout" svg:width="3.25cm" svg:height="4cm" svg:x="9cm" svg:y="14.5cm">
          <text:p text:style-name="P3"><text:span text:style-name="T7">Request</text:span></text:p>
          <text:list text:style-name="L4">
            <text:list-item>
              <text:p text:style-name="P13"><text:span text:style-name="T7">QueryString</text:span></text:p>
            </text:list-item>
            <text:list-item>
              <text:p text:style-name="P13"><text:span text:style-name="T7">HTTPHeaders</text:span></text:p>
            </text:list-item>
            <text:list-item>
              <text:p text:style-name="P13"><text:span text:style-name="T7">Cookies</text:span></text:p>
            </text:list-item>
            <text:list-item>
              <text:p text:style-name="P13"><text:span text:style-name="T7">Body</text:span></text:p>
            </text:list-item>
          </text:list>
          <text:p text:style-name="P13"><text:span text:style-name="T7">EndPoint</text:span></text:p>
          <text:p text:style-name="P13"><text:span text:style-name="T7">ControllerContext</text:span></text:p>
          <text:p text:style-name="P13"><text:span text:style-name="T7">ActionDescription</text:span></text:p>
          <text:p text:style-name="P13"><text:span text:style-name="T7">Arguments</text:span></text:p>
          <text:p text:style-name="P3"><text:span text:style-name="T7">Data</text:span></text:p>
          <text:p text:style-name="P3"><text:span text:style-name="T7">Result</text:span></text:p>
          <text:p text:style-name="P3">View data</text:p>
          <draw:enhanced-geometry draw:mirror-horizontal="false" draw:mirror-vertical="false" svg:viewBox="0 0 0 0" draw:text-areas="0 0 ?f4 ?f7" draw:type="ooxml-accentCallout1" draw:modifiers="15221.1947013247 78468.1636419563 -74881.27968008 97662.257766841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name="Callout-5_10" draw:style-name="gr21" draw:text-style-name="P3" draw:layer="layout" svg:width="3.25cm" svg:height="4cm" svg:x="3.75cm" svg:y="14.5cm">
          <text:p text:style-name="P3">Response</text:p>
          <text:list text:style-name="L4">
            <text:list-item>
              <text:p text:style-name="P13">HTTPHeaders</text:p>
            </text:list-item>
            <text:list-item>
              <text:p text:style-name="P13">Cookies</text:p>
            </text:list-item>
            <text:list-item>
              <text:p text:style-name="P13">Content</text:p>
            </text:list-item>
          </text:list>
          <text:p text:style-name="P3"/>
          <draw:enhanced-geometry draw:mirror-horizontal="false" draw:mirror-vertical="false" svg:viewBox="0 0 0 0" draw:text-areas="0 0 ?f4 ?f7" draw:type="ooxml-accentCallout1" draw:modifiers="18750 -8333 -75681.0797300675 -48600.4306367272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g>
          <draw:frame draw:style-name="gr3" draw:text-style-name="P3" draw:layer="layout" svg:width="19.106cm" svg:height="0.767cm" svg:x="0.894cm" svg:y="1.009cm">
            <draw:text-box>
              <text:p text:style-name="P3">Конвейер</text:p>
            </draw:text-box>
          </draw:frame>
          <draw:line draw:style-name="Синяя_20_линия" draw:layer="layout" svg:x1="0.894cm" svg:y1="1.751cm" svg:x2="20cm" svg:y2="1.75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909090" draw:distance="0.3cm" draw:rotation="900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 draw:shadow-color="#000000"/>
      <style:text-properties fo:color="#4d80aa" loext:opacity="100%" fo:font-size="16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Синие_20_блоки" style:display-name="Синие блоки" style:family="graphic" style:parent-style-name="Graphic">
      <style:graphic-properties draw:stroke="solid" draw:stroke-dash="Dashed_20__28_var_29__20_2" svg:stroke-width="0.03cm" svg:stroke-color="#77a8d0" draw:marker-start-width="0.28cm" draw:marker-start-center="false" draw:marker-end-width="0.28cm" draw:marker-end-center="false" draw:fill="solid" draw:fill-color="#d9ee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>
        <text:list-style style:name="Синие_20_блоки" style:display-name="Синие бло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fo:font-size="10pt" fo:language="en" fo:country="GB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Синяя_20_стрелка" style:display-name="Синяя стрелка" style:family="graphic" style:parent-style-name="Graphic">
      <style:graphic-properties svg:stroke-width="0.03cm" svg:stroke-color="#4d80aa" draw:marker-start-width="0.26cm" draw:marker-end="Concave" draw:marker-end-width="0.28cm" draw:fill="solid" draw:fill-color="#ffffff" draw:textarea-vertical-align="middle" draw:shadow-color="#000000"/>
      <style:paragraph-properties fo:text-align="center">
        <style:tab-stops/>
      </style:paragraph-properties>
      <style:text-properties fo:color="#2979ff" loext:opacity="100%" fo:font-size="11pt" fo:background-color="transparent"/>
    </style:style>
    <style:style style:name="Бесцветные" style:family="graphic" style:parent-style-name="Синие_20_блоки">
      <style:graphic-properties svg:stroke-color="#b5b5b5" draw:fill="solid" draw:fill-color="#f5f5f5"/>
      <style:text-properties fo:color="#b0b0b0" loext:opacity="100%"/>
    </style:style>
    <style:style style:name="Безцветная" style:family="graphic" style:parent-style-name="Синяя_20_стрелка">
      <style:graphic-properties svg:stroke-color="#b0b0b0"/>
    </style:style>
    <style:style style:name="Синие_20_выноски" style:display-name="Синие выноски" style:family="graphic" style:parent-style-name="Graphic">
      <style:graphic-properties draw:stroke="solid" draw:stroke-dash="Dashed_20__28_var_29__20_2" svg:stroke-width="0.03cm" svg:stroke-color="#77a8d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width="true" draw:fit-to-size="false" style:shrink-to-fit="false" draw:fit-to-contour="false" fo:max-height="0cm" fo:max-width="0cm" fo:min-width="0cm" fo:padding-top="0.125cm" fo:padding-bottom="0.125cm" fo:padding-left="0cm" fo:padding-right="0.25cm" fo:wrap-option="no-wrap" draw:shadow="hidden" draw:shadow-offset-x="0.03cm" draw:shadow-offset-y="0.03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2cm" draw:start-line-spacing-vertical="0.25cm" draw:end-line-spacing-horizontal="0.25cm" draw:end-line-spacing-vertical="0.25cm" draw:line-distance="0.3cm">
        <text:list-style style:name="Синие_20_выноски" style:display-name="Синие выноски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4d80aa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Синяя_20_линия" style:display-name="Синяя линия" style:family="graphic" style:parent-style-name="Graphic">
      <style:graphic-properties svg:stroke-width="0.03cm" svg:stroke-color="#4d80aa" draw:marker-start-width="0.25cm" draw:marker-end-width="0.25cm" draw:fill="solid" draw:fill-color="#ffffff" draw:shadow-color="#000000"/>
    </style:style>
    <style:style style:name="Бесцветные_20_выноски" style:display-name="Бесцветные выноски" style:family="graphic" style:parent-style-name="Синие_20_выноски">
      <style:graphic-properties svg:stroke-color="#b5b5b5"/>
      <style:text-properties fo:color="#b0b0b0" loext:opacity="100%"/>
    </style:style>
    <style:style style:name="Темно-синие_20_блоки" style:display-name="Темно-синие блоки" style:family="graphic" style:parent-style-name="Синие_20_блоки">
      <style:graphic-properties svg:stroke-color="#4d80aa" draw:fill="solid" draw:fill-color="#97b5cf" draw:secondary-fill-color="#729fc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1</svg:title>
      </draw:layer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7T21:03:00.376000000</meta:creation-date>
    <meta:editing-duration>PT3H29M53S</meta:editing-duration>
    <meta:editing-cycles>58</meta:editing-cycles>
    <meta:generator>LibreOffice/7.0.3.1$Windows_X86_64 LibreOffice_project/d7547858d014d4cf69878db179d326fc3483e082</meta:generator>
    <dc:title>Диаграммы</dc:title>
    <dc:date>2020-12-23T21:09:19.751000000</dc:date>
    <meta:document-statistic meta:object-count="110"/>
    <meta:template xlink:type="simple" xlink:actuate="onRequest" xlink:title="Диаграммы" xlink:href="../../../../Users/Dell/AppData/Roaming/LibreOffice/4/user/template/Диаграммы.otg" meta:date="2020-12-17T21:03:00.069000000"/>
  </office:meta>
</office:document-meta>
</file>